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09cm"/>
    </style:style>
    <style:style style:name="co2" style:family="table-column">
      <style:table-column-properties fo:break-before="auto" style:column-width="6.814cm"/>
    </style:style>
    <style:style style:name="co3" style:family="table-column">
      <style:table-column-properties fo:break-before="auto" style:column-width="3.343cm"/>
    </style:style>
    <style:style style:name="co4" style:family="table-column">
      <style:table-column-properties fo:break-before="auto" style:column-width="1.647cm"/>
    </style:style>
    <style:style style:name="co5" style:family="table-column">
      <style:table-column-properties fo:break-before="auto" style:column-width="2.768cm"/>
    </style:style>
    <style:style style:name="co6" style:family="table-column">
      <style:table-column-properties fo:break-before="auto" style:column-width="5.166cm"/>
    </style:style>
    <style:style style:name="co7" style:family="table-column">
      <style:table-column-properties fo:break-before="auto" style:column-width="3.8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style:font-name-asian="Droid Sans Fallback" style:font-name-complex="Lohit Hind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ignator</text:p>
          </table:table-cell>
          <table:table-cell table:style-name="ce1" office:value-type="string">
            <text:p>Packag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digikey ref</text:p>
          </table:table-cell>
          <table:table-cell table:style-name="ce1" office:value-type="string">
            <text:p>link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17,R16,R2,R18</text:p>
          </table:table-cell>
          <table:table-cell office:value-type="string">
            <text:p>SM0603</text:p>
          </table:table-cell>
          <table:table-cell office:value-type="float" office:value="4">
            <text:p>4</text:p>
          </table:table-cell>
          <table:table-cell office:value-type="string">
            <text:p>10K</text:p>
          </table:table-cell>
          <table:table-cell office:value-type="string">
            <text:p>RMCF0603JT10K0CT-ND</text:p>
          </table:table-cell>
          <table:table-cell table:formula="of:=IF(LEN([.F2])&lt;&gt;0;HYPERLINK(CONCATENATE(&quot;http://search.digikey.com/scripts/DkSearch/dksus.dll?Detail&amp;name=&quot;;[.F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14,R1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0R</text:p>
          </table:table-cell>
          <table:table-cell office:value-type="string">
            <text:p>P150GCT-ND</text:p>
          </table:table-cell>
          <table:table-cell table:formula="of:=IF(LEN([.F3])&lt;&gt;0;HYPERLINK(CONCATENATE(&quot;http://search.digikey.com/scripts/DkSearch/dksus.dll?Detail&amp;name=&quot;;[.F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R12,R8,R7,R6,R5,R4,R1,R22,R19,R23</text:p>
          </table:table-cell>
          <table:table-cell office:value-type="string">
            <text:p>SM0603</text:p>
          </table:table-cell>
          <table:table-cell office:value-type="float" office:value="9">
            <text:p>9</text:p>
          </table:table-cell>
          <table:table-cell office:value-type="string">
            <text:p>100K</text:p>
          </table:table-cell>
          <table:table-cell office:value-type="string">
            <text:p>P100KGCT-ND</text:p>
          </table:table-cell>
          <table:table-cell table:formula="of:=IF(LEN([.F4])&lt;&gt;0;HYPERLINK(CONCATENATE(&quot;http://search.digikey.com/scripts/DkSearch/dksus.dll?Detail&amp;name=&quot;;[.F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11,R3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K5</text:p>
          </table:table-cell>
          <table:table-cell office:value-type="string">
            <text:p>RMCF0603JT1K50CT-ND</text:p>
          </table:table-cell>
          <table:table-cell table:formula="of:=IF(LEN([.F5])&lt;&gt;0;HYPERLINK(CONCATENATE(&quot;http://search.digikey.com/scripts/DkSearch/dksus.dll?Detail&amp;name=&quot;;[.F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R10,R9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7R</text:p>
          </table:table-cell>
          <table:table-cell office:value-type="string">
            <text:p>P27GCT-ND</text:p>
          </table:table-cell>
          <table:table-cell table:formula="of:=IF(LEN([.F6])&lt;&gt;0;HYPERLINK(CONCATENATE(&quot;http://search.digikey.com/scripts/DkSearch/dksus.dll?Detail&amp;name=&quot;;[.F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23,C20,C19,C16,C15,C9,C7,C4,C3,C24</text:p>
          </table:table-cell>
          <table:table-cell office:value-type="string">
            <text:p>SM0603</text:p>
          </table:table-cell>
          <table:table-cell office:value-type="float" office:value="10">
            <text:p>10</text:p>
          </table:table-cell>
          <table:table-cell office:value-type="string">
            <text:p>100nF</text:p>
          </table:table-cell>
          <table:table-cell office:value-type="string">
            <text:p>478-1239-1-ND</text:p>
          </table:table-cell>
          <table:table-cell table:formula="of:=IF(LEN([.F7])&lt;&gt;0;HYPERLINK(CONCATENATE(&quot;http://search.digikey.com/scripts/DkSearch/dksus.dll?Detail&amp;name=&quot;;[.F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22,C2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uF</text:p>
          </table:table-cell>
          <table:table-cell office:value-type="string">
            <text:p>490-1543-1-ND</text:p>
          </table:table-cell>
          <table:table-cell table:formula="of:=IF(LEN([.F8])&lt;&gt;0;HYPERLINK(CONCATENATE(&quot;http://search.digikey.com/scripts/DkSearch/dksus.dll?Detail&amp;name=&quot;;[.F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18,C17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pF</text:p>
          </table:table-cell>
          <table:table-cell office:value-type="string">
            <text:p>490-1403-1-ND</text:p>
          </table:table-cell>
          <table:table-cell table:formula="of:=IF(LEN([.F9])&lt;&gt;0;HYPERLINK(CONCATENATE(&quot;http://search.digikey.com/scripts/DkSearch/dksus.dll?Detail&amp;name=&quot;;[.F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13,C1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5pF</text:p>
          </table:table-cell>
          <table:table-cell office:value-type="string">
            <text:p>709-1142-1-ND</text:p>
          </table:table-cell>
          <table:table-cell table:formula="of:=IF(LEN([.F10])&lt;&gt;0;HYPERLINK(CONCATENATE(&quot;http://search.digikey.com/scripts/DkSearch/dksus.dll?Detail&amp;name=&quot;;[.F1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12,C1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2.2uF</text:p>
          </table:table-cell>
          <table:table-cell office:value-type="string">
            <text:p>478-6212-1-ND</text:p>
          </table:table-cell>
          <table:table-cell table:formula="of:=IF(LEN([.F11])&lt;&gt;0;HYPERLINK(CONCATENATE(&quot;http://search.digikey.com/scripts/DkSearch/dksus.dll?Detail&amp;name=&quot;;[.F1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10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nF</text:p>
          </table:table-cell>
          <table:table-cell office:value-type="string">
            <text:p>478-1215-1-ND</text:p>
          </table:table-cell>
          <table:table-cell table:formula="of:=IF(LEN([.F12])&lt;&gt;0;HYPERLINK(CONCATENATE(&quot;http://search.digikey.com/scripts/DkSearch/dksus.dll?Detail&amp;name=&quot;;[.F1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C6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10nF</text:p>
          </table:table-cell>
          <table:table-cell office:value-type="string">
            <text:p>490-1512-1-ND</text:p>
          </table:table-cell>
          <table:table-cell table:formula="of:=IF(LEN([.F13])&lt;&gt;0;HYPERLINK(CONCATENATE(&quot;http://search.digikey.com/scripts/DkSearch/dksus.dll?Detail&amp;name=&quot;;[.F1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5</text:p>
          </table:table-cell>
          <table:table-cell office:value-type="string">
            <text:p>SM0603</text:p>
          </table:table-cell>
          <table:table-cell office:value-type="float" office:value="1">
            <text:p>1</text:p>
          </table:table-cell>
          <table:table-cell office:value-type="string">
            <text:p>33pF</text:p>
          </table:table-cell>
          <table:table-cell office:value-type="string">
            <text:p>490-1415-1-ND</text:p>
          </table:table-cell>
          <table:table-cell table:formula="of:=IF(LEN([.F14])&lt;&gt;0;HYPERLINK(CONCATENATE(&quot;http://search.digikey.com/scripts/DkSearch/dksus.dll?Detail&amp;name=&quot;;[.F1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B2,FB1</text:p>
          </table:table-cell>
          <table:table-cell office:value-type="string">
            <text:p>SM0805</text:p>
          </table:table-cell>
          <table:table-cell office:value-type="float" office:value="2">
            <text:p>2</text:p>
          </table:table-cell>
          <table:table-cell office:value-type="string">
            <text:p>FILTER</text:p>
          </table:table-cell>
          <table:table-cell office:value-type="string">
            <text:p>P10191CT-ND</text:p>
          </table:table-cell>
          <table:table-cell table:formula="of:=IF(LEN([.F15])&lt;&gt;0;HYPERLINK(CONCATENATE(&quot;http://search.digikey.com/scripts/DkSearch/dksus.dll?Detail&amp;name=&quot;;[.F1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TQFP_64</text:p>
          </table:table-cell>
          <table:table-cell office:value-type="float" office:value="1">
            <text:p>1</text:p>
          </table:table-cell>
          <table:table-cell office:value-type="string">
            <text:p>AT91SAM7S</text:p>
          </table:table-cell>
          <table:table-cell office:value-type="string">
            <text:p>AT91SAM7S128C-AU-ND</text:p>
          </table:table-cell>
          <table:table-cell table:formula="of:=IF(LEN([.F16])&lt;&gt;0;HYPERLINK(CONCATENATE(&quot;http://search.digikey.com/scripts/DkSearch/dksus.dll?Detail&amp;name=&quot;;[.F1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2</text:p>
          </table:table-cell>
          <table:table-cell office:value-type="string">
            <text:p>PIN_ARRAY-6X1</text:p>
          </table:table-cell>
          <table:table-cell office:value-type="float" office:value="1">
            <text:p>1</text:p>
          </table:table-cell>
          <table:table-cell office:value-type="string">
            <text:p>DEBU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Q2,Q1</text:p>
          </table:table-cell>
          <table:table-cell office:value-type="string">
            <text:p>SOT23_BC847</text:p>
          </table:table-cell>
          <table:table-cell office:value-type="float" office:value="2">
            <text:p>2</text:p>
          </table:table-cell>
          <table:table-cell office:value-type="string">
            <text:p>BC847</text:p>
          </table:table-cell>
          <table:table-cell office:value-type="string">
            <text:p>BC847CINCT-ND</text:p>
          </table:table-cell>
          <table:table-cell table:formula="of:=IF(LEN([.F18])&lt;&gt;0;HYPERLINK(CONCATENATE(&quot;http://search.digikey.com/scripts/DkSearch/dksus.dll?Detail&amp;name=&quot;;[.F1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SW1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RESET</text:p>
          </table:table-cell>
          <table:table-cell office:value-type="string">
            <text:p>P12932SCT-ND</text:p>
          </table:table-cell>
          <table:table-cell table:formula="of:=IF(LEN([.F19])&lt;&gt;0;HYPERLINK(CONCATENATE(&quot;http://search.digikey.com/scripts/DkSearch/dksus.dll?Detail&amp;name=&quot;;[.F19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SW2</text:p>
          </table:table-cell>
          <table:table-cell office:value-type="string">
            <text:p>PUSH_BUTTON</text:p>
          </table:table-cell>
          <table:table-cell office:value-type="float" office:value="1">
            <text:p>1</text:p>
          </table:table-cell>
          <table:table-cell office:value-type="string">
            <text:p>BOOTLOADER</text:p>
          </table:table-cell>
          <table:table-cell office:value-type="string">
            <text:p>P12932SCT-ND</text:p>
          </table:table-cell>
          <table:table-cell table:formula="of:=IF(LEN([.F20])&lt;&gt;0;HYPERLINK(CONCATENATE(&quot;http://search.digikey.com/scripts/DkSearch/dksus.dll?Detail&amp;name=&quot;;[.F2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J1</text:p>
          </table:table-cell>
          <table:table-cell office:value-type="string">
            <text:p>USB-MINI-B_UX60</text:p>
          </table:table-cell>
          <table:table-cell office:value-type="float" office:value="1">
            <text:p>1</text:p>
          </table:table-cell>
          <table:table-cell office:value-type="string">
            <text:p>USB</text:p>
          </table:table-cell>
          <table:table-cell office:value-type="string">
            <text:p>H2959CT-ND</text:p>
          </table:table-cell>
          <table:table-cell table:formula="of:=IF(LEN([.F21])&lt;&gt;0;HYPERLINK(CONCATENATE(&quot;http://search.digikey.com/scripts/DkSearch/dksus.dll?Detail&amp;name=&quot;;[.F21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P4</text:p>
          </table:table-cell>
          <table:table-cell office:value-type="string">
            <text:p>SIM_AMPHENOL</text:p>
          </table:table-cell>
          <table:table-cell office:value-type="float" office:value="1">
            <text:p>1</text:p>
          </table:table-cell>
          <table:table-cell office:value-type="string">
            <text:p>SIM</text:p>
          </table:table-cell>
          <table:table-cell office:value-type="string">
            <text:p>101-00271-82-1-ND</text:p>
          </table:table-cell>
          <table:table-cell table:formula="of:=IF(LEN([.F22])&lt;&gt;0;HYPERLINK(CONCATENATE(&quot;http://search.digikey.com/scripts/DkSearch/dksus.dll?Detail&amp;name=&quot;;[.F22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C4</text:p>
          </table:table-cell>
          <table:table-cell office:value-type="string">
            <text:p>SSOP20_BDQ</text:p>
          </table:table-cell>
          <table:table-cell office:value-type="float" office:value="1">
            <text:p>1</text:p>
          </table:table-cell>
          <table:table-cell office:value-type="string">
            <text:p>CB3Q3244</text:p>
          </table:table-cell>
          <table:table-cell office:value-type="string">
            <text:p>296-19125-1-ND</text:p>
          </table:table-cell>
          <table:table-cell table:formula="of:=IF(LEN([.F23])&lt;&gt;0;HYPERLINK(CONCATENATE(&quot;http://search.digikey.com/scripts/DkSearch/dksus.dll?Detail&amp;name=&quot;;[.F23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21,R20</text:p>
          </table:table-cell>
          <table:table-cell office:value-type="string">
            <text:p>SM0603</text:p>
          </table:table-cell>
          <table:table-cell office:value-type="float" office:value="2">
            <text:p>2</text:p>
          </table:table-cell>
          <table:table-cell office:value-type="string">
            <text:p>10k1%</text:p>
          </table:table-cell>
          <table:table-cell office:value-type="string">
            <text:p>311-10.0KHRCT-ND</text:p>
          </table:table-cell>
          <table:table-cell table:formula="of:=IF(LEN([.F24])&lt;&gt;0;HYPERLINK(CONCATENATE(&quot;http://search.digikey.com/scripts/DkSearch/dksus.dll?Detail&amp;name=&quot;;[.F24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C5</text:p>
          </table:table-cell>
          <table:table-cell office:value-type="string">
            <text:p>SOT353</text:p>
          </table:table-cell>
          <table:table-cell office:value-type="float" office:value="1">
            <text:p>1</text:p>
          </table:table-cell>
          <table:table-cell office:value-type="string">
            <text:p>FPF2005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C2</text:p>
          </table:table-cell>
          <table:table-cell office:value-type="string">
            <text:p>SOT26</text:p>
          </table:table-cell>
          <table:table-cell office:value-type="float" office:value="1">
            <text:p>1</text:p>
          </table:table-cell>
          <table:table-cell office:value-type="string">
            <text:p>AP7332</text:p>
          </table:table-cell>
          <table:table-cell office:value-type="string">
            <text:p>AP7332-3333W6-7DICT-ND</text:p>
          </table:table-cell>
          <table:table-cell table:formula="of:=IF(LEN([.F26])&lt;&gt;0;HYPERLINK(CONCATENATE(&quot;http://search.digikey.com/scripts/DkSearch/dksus.dll?Detail&amp;name=&quot;;[.F2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D1,D2,D3</text:p>
          </table:table-cell>
          <table:table-cell office:value-type="string">
            <text:p>SMB_STPS340U</text:p>
          </table:table-cell>
          <table:table-cell office:value-type="float" office:value="3">
            <text:p>3</text:p>
          </table:table-cell>
          <table:table-cell office:value-type="string">
            <text:p>Schottky</text:p>
          </table:table-cell>
          <table:table-cell table:style-name="ce4" office:value-type="string" table:number-columns-spanned="2" table:number-rows-spanned="1">
            <text:p>STPS340U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BT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4.5-6V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U1</text:p>
          </table:table-cell>
          <table:table-cell office:value-type="string">
            <text:p>SOC008_WIDE</text:p>
          </table:table-cell>
          <table:table-cell office:value-type="float" office:value="1">
            <text:p>1</text:p>
          </table:table-cell>
          <table:table-cell office:value-type="string">
            <text:p>FLASH</text:p>
          </table:table-cell>
          <table:table-cell table:style-name="ce3" office:value-type="string" table:number-columns-spanned="2" table:number-rows-spanned="1">
            <text:p>S25FL016A provided 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D5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GREEN</text:p>
          </table:table-cell>
          <table:table-cell table:style-name="ce3" office:value-type="string" table:number-columns-spanned="2" table:number-rows-spanned="1">
            <text:p>green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D4</text:p>
          </table:table-cell>
          <table:table-cell office:value-type="string">
            <text:p>LED-0805</text:p>
          </table:table-cell>
          <table:table-cell office:value-type="float" office:value="1">
            <text:p>1</text:p>
          </table:table-cell>
          <table:table-cell office:value-type="string">
            <text:p>RED</text:p>
          </table:table-cell>
          <table:table-cell table:style-name="ce3" office:value-type="string" table:number-columns-spanned="2" table:number-rows-spanned="1">
            <text:p>red LED (2.1-2.2V, 20mA) provided <text:s/>by manufacturer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P1</text:p>
          </table:table-cell>
          <table:table-cell office:value-type="string">
            <text:p>PIN_ARRAY_10X2</text:p>
          </table:table-cell>
          <table:table-cell office:value-type="float" office:value="1">
            <text:p>1</text:p>
          </table:table-cell>
          <table:table-cell office:value-type="string">
            <text:p>JTAG</text:p>
          </table:table-cell>
          <table:table-cell table:style-name="ce3" office:value-type="string" table:number-columns-spanned="2" table:number-rows-spanned="1">
            <text:p>do not place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JP2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ERASE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/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JP1</text:p>
          </table:table-cell>
          <table:table-cell office:value-type="string">
            <text:p>PIN_ARRAY_2X1</text:p>
          </table:table-cell>
          <table:table-cell office:value-type="float" office:value="1">
            <text:p>1</text:p>
          </table:table-cell>
          <table:table-cell office:value-type="string">
            <text:p>TEST</text:p>
          </table:table-cell>
          <table:table-cell table:style-name="ce3" office:value-type="string" table:number-columns-spanned="2" table:number-rows-spanned="1">
            <text:p>use 90° pin (see additional section)</text:p>
          </table:table-cell>
          <table:covered-table-cell table:formula="of:=IF(LEN([.F34])&lt;&gt;0;HYPERLINK(CONCATENATE(&quot;http://search.digikey.com/scripts/DkSearch/dksus.dll?Detail&amp;name=&quot;;[.F34]);&quot;click me&quot;);&quot;&quot;)" office:value-type="string" office:string-value="click me">
            <text:p>click me</text:p>
          </table:covered-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J2</text:p>
          </table:table-cell>
          <table:table-cell office:value-type="string">
            <text:p>JACK_2.5</text:p>
          </table:table-cell>
          <table:table-cell office:value-type="float" office:value="1">
            <text:p>1</text:p>
          </table:table-cell>
          <table:table-cell office:value-type="string">
            <text:p>JACK_2.5</text:p>
          </table:table-cell>
          <table:table-cell office:value-type="string">
            <text:p>CP-2523SJCT-ND</text:p>
          </table:table-cell>
          <table:table-cell table:formula="of:=IF(LEN([.F35])&lt;&gt;0;HYPERLINK(CONCATENATE(&quot;http://search.digikey.com/scripts/DkSearch/dksus.dll?Detail&amp;name=&quot;;[.F35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X1</text:p>
          </table:table-cell>
          <table:table-cell office:value-type="string">
            <text:p>Q_49U3HMS</text:p>
          </table:table-cell>
          <table:table-cell office:value-type="float" office:value="1">
            <text:p>1</text:p>
          </table:table-cell>
          <table:table-cell office:value-type="string">
            <text:p>18.432MHz</text:p>
          </table:table-cell>
          <table:table-cell office:value-type="string">
            <text:p>XC1252CT-ND</text:p>
          </table:table-cell>
          <table:table-cell table:formula="of:=IF(LEN([.F36])&lt;&gt;0;HYPERLINK(CONCATENATE(&quot;http://search.digikey.com/scripts/DkSearch/dksus.dll?Detail&amp;name=&quot;;[.F36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P3</text:p>
          </table:table-cell>
          <table:table-cell office:value-type="string">
            <text:p>FFC_REBELSIM</text:p>
          </table:table-cell>
          <table:table-cell office:value-type="float" office:value="1">
            <text:p>1</text:p>
          </table:table-cell>
          <table:table-cell office:value-type="string">
            <text:p>REBELSIM</text:p>
          </table:table-cell>
          <table:table-cell office:value-type="string">
            <text:p>609-1889-1-ND</text:p>
          </table:table-cell>
          <table:table-cell table:formula="of:=IF(LEN([.F37])&lt;&gt;0;HYPERLINK(CONCATENATE(&quot;http://search.digikey.com/scripts/DkSearch/dksus.dll?Detail&amp;name=&quot;;[.F37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C14</text:p>
          </table:table-cell>
          <table:table-cell office:value-type="string">
            <text:p>SM0805</text:p>
          </table:table-cell>
          <table:table-cell office:value-type="float" office:value="1">
            <text:p>1</text:p>
          </table:table-cell>
          <table:table-cell office:value-type="string">
            <text:p>4.7uF</text:p>
          </table:table-cell>
          <table:table-cell office:value-type="string">
            <text:p>445-1369-1-ND</text:p>
          </table:table-cell>
          <table:table-cell table:formula="of:=IF(LEN([.F38])&lt;&gt;0;HYPERLINK(CONCATENATE(&quot;http://search.digikey.com/scripts/DkSearch/dksus.dll?Detail&amp;name=&quot;;[.F38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 table:style-name="ce2" office:value-type="string" table:number-columns-spanned="7" table:number-rows-spanned="1">
            <text:p>additional</text:p>
          </table:table-cell>
          <table:covered-table-cell table:number-columns-repeated="5"/>
          <table:covered-table-cell table:formula="of:=IF(LEN([.F39])&lt;&gt;0;HYPERLINK(CONCATENATE(&quot;http://search.digikey.com/scripts/DkSearch/dksus.dll?Detail&amp;name=&quot;;[.F39]);&quot;click me&quot;);&quot;&quot;)">
            <text:p/>
          </table:covered-table-cell>
          <table:table-cell table:number-columns-repeated="1017"/>
        </table:table-row>
        <table:table-row table:style-name="ro1">
          <table:table-cell/>
          <table:table-cell office:value-type="string">
            <text:p>jumper</text:p>
          </table:table-cell>
          <table:table-cell/>
          <table:table-cell office:value-type="float" office:value="4">
            <text:p>4</text:p>
          </table:table-cell>
          <table:table-cell/>
          <table:table-cell office:value-type="string">
            <text:p>S9337-ND</text:p>
          </table:table-cell>
          <table:table-cell table:formula="of:=IF(LEN([.F40])&lt;&gt;0;HYPERLINK(CONCATENATE(&quot;http://search.digikey.com/scripts/DkSearch/dksus.dll?Detail&amp;name=&quot;;[.F40]);&quot;click me&quot;);&quot;&quot;)" office:value-type="string" office:string-value="click me">
            <text:p>click m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pin array 90°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S1112E-36-ND</text:p>
          </table:table-cell>
          <table:table-cell table:formula="of:=IF(LEN([.F41])&lt;&gt;0;HYPERLINK(CONCATENATE(&quot;http://search.digikey.com/scripts/DkSearch/dksus.dll?Detail&amp;name=&quot;;[.F41]);&quot;click me&quot;);&quot;&quot;)" office:value-type="string" office:string-value="click me">
            <text:p>click m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9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2-05-19T22:01:58</dc:date>
    <dc:creator>Harald Welte</dc:creator>
    <meta:editing-duration>PT13S</meta:editing-duration>
    <meta:editing-cycles>2</meta:editing-cycles>
    <meta:document-statistic meta:table-count="1" meta:cell-count="268" meta:object-count="0"/>
  </office:meta>
</office:document-meta>
</file>